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39cm" fo:margin-left="-0.016cm" fo:margin-right="-0.023cm" table:align="margins"/>
    </style:style>
    <style:style style:name="表格1.A" style:family="table-column">
      <style:table-column-properties style:column-width="1.903cm" style:rel-column-width="1079*"/>
    </style:style>
    <style:style style:name="表格1.B" style:family="table-column">
      <style:table-column-properties style:column-width="6.242cm" style:rel-column-width="3539*"/>
    </style:style>
    <style:style style:name="表格1.C" style:family="table-column">
      <style:table-column-properties style:column-width="2.963cm" style:rel-column-width="1680*"/>
    </style:style>
    <style:style style:name="表格1.D" style:family="table-column">
      <style:table-column-properties style:column-width="5.93cm" style:rel-column-width="3362*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style:font-name-asian="GB2312" style:font-size-asian="12pt"/>
    </style:style>
    <style:style style:name="P2" style:family="paragraph" style:parent-style-name="Text_20_body">
      <style:paragraph-properties style:line-height-at-least="0.635cm"/>
    </style:style>
    <style:style style:name="P3" style:family="paragraph" style:parent-style-name="Text_20_body">
      <style:paragraph-properties style:line-height-at-least="0.635cm" fo:text-align="center" style:justify-single-word="false"/>
    </style:style>
    <style:style style:name="P4" style:family="paragraph" style:parent-style-name="Text_20_body">
      <style:paragraph-properties style:line-height-at-least="0.635cm" fo:text-align="center" style:justify-single-word="false"/>
      <style:text-properties fo:language="en" fo:country="US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style:line-height-at-least="0.635cm"/>
      <style:text-properties style:font-name="Arial Black" fo:font-size="12pt" fo:language="en" fo:country="US" style:font-size-asian="12pt" style:font-size-complex="12pt"/>
    </style:style>
    <style:style style:name="P7" style:family="paragraph" style:parent-style-name="Text_20_body">
      <style:paragraph-properties style:line-height-at-least="0.635cm"/>
      <style:text-properties fo:font-size="12pt" style:font-name-asian="GB2312" style:font-size-asian="12pt" style:font-weight-asian="bold" style:font-size-complex="12pt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11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12" style:family="paragraph" style:parent-style-name="Table_20_Contents">
      <style:paragraph-properties fo:text-align="end" style:justify-single-word="false"/>
      <style:text-properties style:language-asian="zh" style:country-asian="CN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T1" style:family="text">
      <style:text-properties style:font-name="GB2312" fo:font-size="12pt" fo:language="en" fo:country="US"/>
    </style:style>
    <style:style style:name="T2" style:family="text">
      <style:text-properties style:font-name-asian="GB2312" style:font-size-asian="14pt"/>
    </style:style>
    <style:style style:name="T3" style:family="text">
      <style:text-properties style:font-name-asian="GB2312" style:font-size-asian="14pt" style:language-asian="zh" style:country-asian="CN"/>
    </style:style>
    <style:style style:name="T4" style:family="text">
      <style:text-properties style:font-name-asian="GB2312" style:font-size-asian="12pt"/>
    </style:style>
    <style:style style:name="T5" style:family="text">
      <style:text-properties style:font-name-asian="GB2312" style:font-size-asian="18pt" style:font-weight-asian="bold"/>
    </style:style>
    <style:style style:name="T6" style:family="text">
      <style:text-properties style:language-asian="zh" style:country-asian="CN"/>
    </style:style>
    <style:style style:name="T7" style:family="text">
      <style:text-properties style:font-name="Arial Black" fo:font-size="12pt" fo:language="en" fo:country="US" style:font-size-asian="12pt" style:font-size-complex="12pt"/>
    </style:style>
    <style:style style:name="T8" style:family="text">
      <style:text-properties fo:font-size="12pt" style:font-name-asian="GB2312" style:font-size-asian="12pt" style:font-weight-asian="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<text:tab/><text:tab/><text:tab/><text:tab/><text:tab/><text:tab/> <text:s text:c="8"/></text:span><text:span text:style-name="T8">深圳市牧泰莱电路技术有限公司</text:span><text:span text:style-name="T7"> </text:span></text:p>
      <text:p text:style-name="P6"><text:tab/><text:tab/><text:tab/><text:tab/>SHENZHEN MULTILAYER PCB TECHNOLOGY CO.,LTD</text:p>
      <text:p text:style-name="P7"><text:s text:c="48"/>设备评估报告</text:p>
      <text:p text:style-name="P3">[[repeatIn(objects,'o')]] <text:s text:c="32"/><text:span text:style-name="T6"><text:s text:c="28"/>日期：[[time.strftime('%Y-%m-%d')]]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0">单号</text:p>
          </table:table-cell>
          <table:table-cell table:style-name="表格1.A1" office:value-type="string">
            <text:p text:style-name="P9">[[o.name ]]</text:p>
            <text:p text:style-name="P9"/>
          </table:table-cell>
          <table:table-cell table:style-name="表格1.A1" office:value-type="string">
            <text:p text:style-name="P10">部门和工序</text:p>
          </table:table-cell>
          <table:table-cell table:style-name="表格1.D1" office:value-type="string">
            <text:p text:style-name="P10">[[o.department_id.parent_id.name]] /[[o.department_id.name]]</text:p>
          </table:table-cell>
        </table:table-row>
        <table:table-row>
          <table:table-cell table:style-name="表格1.A2" office:value-type="string">
            <text:p text:style-name="P10">设备名称</text:p>
          </table:table-cell>
          <table:table-cell table:style-name="表格1.A2" office:value-type="string">
            <text:p text:style-name="P9">[[o.product_id.name ]] <text:s/>[[o.product_id.default_code]]</text:p>
            <text:p text:style-name="P9"/>
          </table:table-cell>
          <table:table-cell table:style-name="表格1.A2" office:value-type="string">
            <text:p text:style-name="P10">型号</text:p>
          </table:table-cell>
          <table:table-cell table:style-name="表格1.D2" office:value-type="string">
            <text:p text:style-name="P9">[[o.variants]]</text:p>
          </table:table-cell>
        </table:table-row>
        <table:table-row>
          <table:table-cell table:style-name="表格1.D2" table:number-columns-spanned="4" office:value-type="string">
            <text:p text:style-name="P1">评估设备的原因与要求：[[o.reason_request]]</text:p>
            <text:p text:style-name="P14"><text:s text:c="26"/><text:span text:style-name="T6">申请人:[[ state_username(o._table_name,o.id)['draft'][0] ]]</text:span></text:p>
            <text:p text:style-name="P12">日期：[[ state_username(o._table_name,o.id)['draft'][1] ]]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3"><text:span text:style-name="T4">候选设备的参数比较和分析</text:span><text:span text:style-name="T1">,</text:span><text:span text:style-name="T4">以及商务条件说明：</text:span> [[o.parameter_analysis]]</text:p>
            <text:p text:style-name="P13"><text:s text:c="19"/></text:p>
            <text:p text:style-name="P14"><text:s text:c="30"/><text:span text:style-name="T6">物控部：[[ state_username(o._table_name,o.id)['wait_purchaser'][0] ]] <text:s text:c="3"/></text:span></text:p>
            <text:p text:style-name="P12"><text:s text:c="23"/>日期：[[ state_username(o._table_name,o.id)['wait_purchaser'] [1] ]]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">设备的生产能力与操作方法评估：[[o.capacity]]</text:p>
            <text:p text:style-name="P14"><text:s text:c="29"/><text:span text:style-name="T4">使用部门：[[ state_username(o._table_name,o.id)['wait_dpt_lead'][0] ]] <text:s text:c="2"/></text:span></text:p>
            <text:p text:style-name="P14"><text:span text:style-name="T2"><text:s text:c="30"/>日期:</text:span><text:span text:style-name="T3">[[ state_username(o._table_name,o.id)['wait_dpt_lead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">设备的工艺参数与加工能力评估：[[o.tech_parameter]]</text:p>
            <text:p text:style-name="P8"/>
            <text:p text:style-name="P1">设备的环境保护</text:p>
            <text:p text:style-name="P5"><text:span text:style-name="T4"><text:s text:c="47"/>工艺部</text:span><text:span text:style-name="T2">:[[ state_username(o._table_name,o.id)['wait_tech_manager'][0] ]] <text:s text:c="2"/></text:span></text:p>
            <text:p text:style-name="P5"><text:span text:style-name="T2"><text:s text:c="41"/></text:span><text:span text:style-name="T3">日</text:span><text:span text:style-name="T2">期：</text:span><text:span text:style-name="T3">[[ state_username(o._table_name,o.id)['wait_tech_manag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3"><text:span text:style-name="T4">设备的加工质量评估：</text:span> [[o.process_quality]]</text:p>
            <text:p text:style-name="P9"/>
            <text:p text:style-name="P14"><text:s text:c="26"/><text:span text:style-name="T4">品质部：[[ state_username(o._table_name,o.id)['wait_quality_manager'][0] ]] <text:s/></text:span></text:p>
            <text:p text:style-name="P14"><text:span text:style-name="T2"><text:s text:c="27"/>日期:</text:span><text:span text:style-name="T3">[[ state_username(o._table_name,o.id)['wait_quality_manag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13"><text:span text:style-name="T4">设备的安装、保养、维护、维修方法评估：[[o.install_maintain_]]</text:span> </text:p>
            <text:p text:style-name="P9"/>
            <text:p text:style-name="P14"><text:s text:c="25"/><text:span text:style-name="T4">机修班：[[ state_username(o._table_name,o.id)['wait_maintain_lead'][0] ]] <text:s text:c="3"/></text:span></text:p>
            <text:p text:style-name="P14"><text:span text:style-name="T2"><text:s text:c="25"/>日期：</text:span><text:span text:style-name="T3">[[ state_username(o._table_name,o.id)['wait_maintain_lead'][1] ]]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格1.A2" table:number-columns-spanned="2" office:value-type="string">
            <text:p text:style-name="P11">总经理意见： [[default_value(o.note_1)]] <text:s text:c="28"/></text:p>
            <text:p text:style-name="P11">审核[[ state_username(o._table_name,o.id)['wait_gmanager_a'] [0] ]] <text:s text:c="11"/>日期：[[ state_username(o._table_name,o.id)['wait_gmanager_a'] [1] ]]</text:p>
            <text:p text:style-name="P10"/>
          </table:table-cell>
          <table:covered-table-cell/>
          <table:table-cell table:style-name="表格1.D2" table:number-columns-spanned="2" office:value-type="string">
            <text:p text:style-name="P11">董事长意见：[[default_value(o.chairman_note)]]</text:p>
            <text:p text:style-name="P11">批准[[ state_username(o._table_name,o.id)['wait_chairman'][0] ]] <text:s text:c="18"/>日期：[[ state_username(o._table_name,o.id)['wait_chairman'][1] ]] </text:p>
          </table:table-cell>
          <table:covered-table-cell/>
        </table:table-row>
      </table:table>
      <text:p text:style-name="P4"><text:bookmark text:name="OLE_LINK3"/>2008/10/18 Rev:B <text:s text:c="106"/>MTL-PR-026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4-11T09:27:24.57</meta:creation-date>
    <dc:date>2012-06-16T15:53:49.42</dc:date>
    <meta:editing-duration>PT6H25M59S</meta:editing-duration>
    <meta:editing-cycles>75</meta:editing-cycles>
    <meta:generator>OpenOffice.org/3.3$Win32 OpenOffice.org_project/330m20$Build-9567</meta:generator>
    <dc:creator>wang sheng wang</dc:creator>
    <meta:document-statistic meta:table-count="1" meta:image-count="0" meta:object-count="0" meta:page-count="2" meta:paragraph-count="37" meta:word-count="169" meta:character-count="2293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